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variant="normal" fo:text-transform="none" fo:color="#666666" style:font-name="Open Sans" fo:font-size="10.5pt" fo:letter-spacing="normal" fo:font-style="normal" fo:font-weight="normal" officeooo:rsid="0008a2c2"/>
    </style:style>
    <style:style style:name="P2" style:family="paragraph" style:parent-style-name="Standard">
      <style:text-properties fo:font-variant="normal" fo:text-transform="none" fo:color="#666666" style:font-name="Open Sans" fo:font-size="10.5pt" fo:letter-spacing="normal" fo:font-style="normal" fo:font-weight="normal" officeooo:rsid="0008a2c2" officeooo:paragraph-rsid="0008a2c2"/>
    </style:style>
    <style:style style:name="P3" style:family="paragraph" style:parent-style-name="Standard">
      <style:text-properties fo:font-variant="normal" fo:text-transform="none" fo:color="#666666" style:font-name="Open Sans" fo:font-size="10.5pt" fo:letter-spacing="normal" fo:font-style="normal" fo:font-weight="normal" officeooo:rsid="0008ab7e" officeooo:paragraph-rsid="0008ab7e"/>
    </style:style>
    <style:style style:name="P4" style:family="paragraph" style:parent-style-name="Standard">
      <style:text-properties fo:font-variant="normal" fo:text-transform="none" fo:color="#666666" style:font-name="Open Sans" fo:font-size="10.5pt" fo:letter-spacing="normal" fo:font-style="normal" fo:font-weight="normal" officeooo:rsid="0009f532" officeooo:paragraph-rsid="0009f532"/>
    </style:style>
    <style:style style:name="P5" style:family="paragraph" style:parent-style-name="Text_20_body">
      <style:text-properties fo:font-variant="normal" fo:text-transform="none" fo:color="#666666" style:font-name="Open Sans" fo:font-size="9.75pt" fo:letter-spacing="normal" fo:font-style="normal" fo:font-weight="normal" officeooo:rsid="0008a2c2" officeooo:paragraph-rsid="0008a2c2"/>
    </style:style>
    <style:style style:name="P6" style:family="paragraph" style:parent-style-name="Text_20_body">
      <style:text-properties fo:font-variant="normal" fo:text-transform="none" fo:color="#666666" style:font-name="Open Sans" fo:font-size="9.75pt" fo:letter-spacing="normal" fo:font-style="normal" fo:font-weight="normal" officeooo:rsid="000bbffd" officeooo:paragraph-rsid="000bbffd"/>
    </style:style>
    <style:style style:name="P7" style:family="paragraph" style:parent-style-name="Text_20_body">
      <style:text-properties fo:font-variant="normal" fo:text-transform="none" fo:color="#666666" style:font-name="Open Sans" fo:font-size="9.75pt" fo:letter-spacing="normal" fo:font-style="normal" fo:font-weight="normal" officeooo:rsid="00132630" officeooo:paragraph-rsid="00132630"/>
    </style:style>
    <style:style style:name="P8" style:family="paragraph" style:parent-style-name="Text_20_body">
      <style:text-properties fo:font-variant="normal" fo:text-transform="none" fo:color="#666666" style:font-name="Open Sans" fo:font-size="9.75pt" fo:letter-spacing="normal" fo:font-style="normal" fo:font-weight="normal" officeooo:rsid="0013eba8" officeooo:paragraph-rsid="0013eba8"/>
    </style:style>
    <style:style style:name="T1" style:family="text">
      <style:text-properties fo:font-variant="normal" fo:text-transform="none" fo:color="#666666" style:font-name="Open Sans" fo:font-size="10.5pt" fo:letter-spacing="normal" fo:font-style="normal" fo:font-weight="normal"/>
    </style:style>
    <style:style style:name="T2" style:family="text">
      <style:text-properties fo:font-variant="normal" fo:text-transform="none" fo:color="#666666" style:font-name="Open Sans" fo:font-size="10.5pt" fo:letter-spacing="normal" fo:font-style="normal" fo:font-weight="normal" officeooo:rsid="0008a2c2"/>
    </style:style>
    <style:style style:name="T3" style:family="text">
      <style:text-properties fo:font-variant="normal" fo:text-transform="none" fo:color="#666666" style:font-name="Open Sans" fo:font-size="10.5pt" fo:letter-spacing="normal" fo:font-style="normal" fo:font-weight="normal" officeooo:rsid="000d7489"/>
    </style:style>
    <style:style style:name="T4" style:family="text">
      <style:text-properties fo:font-variant="normal" fo:text-transform="none" fo:color="#666666" style:font-name="Open Sans" fo:font-size="10.5pt" fo:letter-spacing="normal" fo:font-style="normal" fo:font-weight="normal" officeooo:rsid="000ef2cf"/>
    </style:style>
    <style:style style:name="T5" style:family="text">
      <style:text-properties officeooo:rsid="0009f532"/>
    </style:style>
    <style:style style:name="T6" style:family="text">
      <style:text-properties officeooo:rsid="000c8c87"/>
    </style:style>
    <style:style style:name="T7" style:family="text">
      <style:text-properties officeooo:rsid="000ef2cf"/>
    </style:style>
    <style:style style:name="T8" style:family="text">
      <style:text-properties officeooo:rsid="00133258"/>
    </style:style>
    <style:style style:name="T9" style:family="text">
      <style:text-properties officeooo:rsid="0015b10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text:span text:style-name="T1">Les connaissances que j’ai acquises </text:span><text:span text:style-name="T3">depuis le début de mon entrée en formation(26/09) </text:span><text:span text:style-name="T1"><text:s/>ma motivation et aussi mon dynamisme constituent des atouts indispensables que je souhaite mettre à la disposition d’</text:span><text:span text:style-name="T4">une</text:span><text:span text:style-name="T1"> entreprise dans le poste de Développeur web. Je me tiens naturellement à votre disposition pour vous rencontrer et vous fournir toute précision complémentaire susceptible de vous être util</text:span><text:span text:style-name="T2">e.</text:span></text:p>
      <text:p text:style-name="P1"/>
      <text:p text:style-name="P1"/>
      <text:p text:style-name="P2">Notez que je suis en apprentissage du d<text:span text:style-name="T7">é</text:span>ve<text:span text:style-name="T7">l</text:span>op<text:span text:style-name="T7">p</text:span>ement web depuis seulement 1 mois.</text:p>
      <text:p text:style-name="P2"/>
      <text:p text:style-name="P3">Je travaille sur Linux ( Ubuntu )</text:p>
      <text:p text:style-name="P2"/>
      <text:p text:style-name="P2"/>
      <text:p text:style-name="P2"/>
      <text:p text:style-name="P4">A RECALIBRER C’EST UNE ANNONCE!!! <text:s text:c="6"/>EN FAIRE DES QUALITES ETC…….</text:p>
      <text:p text:style-name="P5"><text:span text:style-name="T5">(</text:span>Doté(e) d’un bon sens relationnel, d’une capacité d’analyse, associés à une grande rigueur et d’une conscience professionnelle, vous saurez faire preuve d’autonomie, de diplomatie dans l’accomplissement de vos missions. Impliqué(e) et vous savez vous adapter et avez le goût du travail en équipe. L’intérêt des candidats pour le secteur des énergies renouvelables et de l’activité des centrales photovoltaïques sera un plus.<text:span text:style-name="T5">)</text:span></text:p>
      <text:p text:style-name="P5"/>
      <text:p text:style-name="P6">QUALITES: la curiosité / <text:s/>sang-froid / mémoire / <text:s/>L’écoute<text:span text:style-name="T6"> / esprit d’équipe / autonomie / sociable / rigoureux / reactif ( je sais m’adapter aux changements ( flash ) d’environnement ) / polyvalent</text:span></text:p>
      <text:p text:style-name="P6"/>
      <text:p text:style-name="P6"/>
      <text:p text:style-name="P7">competences: <text:s text:c="2"/>code academy – openclassrooms- projets- masterclass- meet up- <text:span text:style-name="T8">connaissances du marché du travail ( environnement)</text:span></text:p>
      <text:p text:style-name="P7"/>
      <text:p text:style-name="P8">passioné par le monde du numérique, curieux et investi j’ai choisi de me tourner vers le <text:span text:style-name="T9">developpement web pou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1T13:25:25.699445252</meta:creation-date>
    <dc:date>2016-11-07T15:32:37.480463383</dc:date>
    <meta:editing-duration>PT1H54M39S</meta:editing-duration>
    <meta:editing-cycles>14</meta:editing-cycles>
    <meta:generator>LibreOffice/5.1.4.2$Linux_X86_64 LibreOffice_project/10m0$Build-2</meta:generator>
    <meta:document-statistic meta:table-count="0" meta:image-count="0" meta:object-count="0" meta:page-count="1" meta:paragraph-count="8" meta:word-count="217" meta:character-count="1444" meta:non-whitespace-character-count="1221"/>
  </office:meta>
</office:document-meta>
</file>